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background-color="#00ff00"/>
    </style:style>
    <style:style style:name="T2" style:family="text">
      <style:text-properties fo:background-color="#b847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<text:span text:style-name="T1">background</text:span> applied to a <text:span text:style-name="T2">spa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Daniel Holmlund</meta:initial-creator>
    <meta:creation-date>2008-05-16T12:01:22</meta:creation-date>
    <dc:creator>Daniel Holmlund</dc:creator>
    <dc:date>2008-05-16T12:02:53</dc:date>
    <meta:editing-cycles>1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8" meta:character-count="39"/>
  </office:meta>
</office:document-meta>
</file>